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B200000277192EDDBE.png" manifest:media-type="image/png"/>
  <manifest:file-entry manifest:full-path="Pictures/100000000000008400000058947FBC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ienspitzen_20_1" draw:marker-end-width="0.2cm" draw:fill="solid" draw:fill-color="#ffffff" draw:textarea-vertical-align="middl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Linienspitzen_20_1" draw:marker-end-width="0.2cm" draw:fill="none" draw:textarea-vertical-align="middle"/>
    </style:style>
    <style:style style:name="gr12" style:family="graphic" style:parent-style-name="objectwithoutfill">
      <style:graphic-properties draw:marker-end="Linienspitzen_20_1" draw:marker-end-width="0.2cm" draw:fill="gradient" draw:fill-gradient-name="Blue" draw:textarea-vertical-align="middle"/>
    </style:style>
    <style:style style:name="gr13" style:family="graphic" style:parent-style-name="objectwithoutfill">
      <style:graphic-properties draw:marker-end="Arrow" draw:marker-end-width="0.3cm" draw:fill="gradient" draw:fill-gradient-name="Blue" draw:textarea-vertical-align="middl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Linienspitzen_20_1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6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7" draw:id="id17" draw:layer="layout" svg:width="1cm" svg:height="1.875cm" svg:x="0.05cm" svg:y="1.1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5cm" svg:height="0.75cm" svg:x="5.175cm" svg:y="2.3cm">
          <draw:image xlink:href="Pictures/100000000000008400000058947FBC42.png" xlink:type="simple" xlink:show="embed" xlink:actuate="onLoad">
            <text:p/>
          </draw:image>
        </draw:frame>
        <draw:frame draw:style-name="gr2" draw:text-style-name="P1" draw:layer="layout" svg:width="1.506cm" svg:height="0.75cm" svg:x="7.044cm" svg:y="2.3cm">
          <draw:image xlink:href="Pictures/10000000000003B200000277192EDDBE.png" xlink:type="simple" xlink:show="embed" xlink:actuate="onLoad">
            <text:p/>
          </draw:image>
        </draw:frame>
        <draw:custom-shape draw:style-name="gr3" draw:text-style-name="P1" xml:id="id7" draw:id="id7" draw:layer="layout" svg:width="1.5cm" svg:height="0.75cm" svg:x="1.425cm" svg:y="1.175cm">
          <text:p text:style-name="P1">Control</text:p>
          <text:p text:style-name="P1">Spectrum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5cm" svg:height="0.75cm" svg:x="3.3cm" svg:y="1.175cm">
          <text:p text:style-name="P1">Control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1.5cm" svg:height="0.75cm" svg:x="5.175cm" svg:y="1.175cm">
          <text:p text:style-name="P1">Control</text:p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1.5cm" svg:height="0.75cm" svg:x="7.05cm" svg:y="1.175cm">
          <text:p text:style-name="P1">Control</text:p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0.75cm" svg:height="0.5cm" svg:x="0.175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3cm" svg:y1="1.425cm" svg:x2="0.801cm" svg:y2="1.425cm">
          <text:p/>
        </draw:line>
        <draw:line draw:style-name="gr8" draw:text-style-name="P1" draw:layer="layout" svg:x1="0.3cm" svg:y1="1.55cm" svg:x2="0.801cm" svg:y2="1.55cm">
          <text:p/>
        </draw:line>
        <draw:line draw:style-name="gr8" draw:text-style-name="P1" draw:layer="layout" svg:x1="0.3cm" svg:y1="1.675cm" svg:x2="0.801cm" svg:y2="1.675cm">
          <text:p/>
        </draw:line>
        <draw:connector draw:style-name="gr9" draw:text-style-name="P1" draw:layer="layout" draw:type="line" svg:x1="1.05cm" svg:y1="0.425cm" svg:x2="1.425cm" svg:y2="0.425cm" draw:start-shape="id1" draw:start-glue-point="1" draw:end-shape="id2" draw:end-glue-point="3" svg:d="M1050 425h375" svg:viewBox="0 0 376 1">
          <text:p/>
        </draw:connector>
        <draw:connector draw:style-name="gr9" draw:text-style-name="P1" draw:layer="layout" draw:type="line" svg:x1="2.925cm" svg:y1="0.425cm" svg:x2="3.3cm" svg:y2="0.425cm" draw:start-shape="id2" draw:start-glue-point="1" draw:end-shape="id3" draw:end-glue-point="3" svg:d="M2925 425h375" svg:viewBox="0 0 376 1">
          <text:p/>
        </draw:connector>
        <draw:connector draw:style-name="gr9" draw:text-style-name="P1" draw:layer="layout" draw:type="line" svg:x1="4.8cm" svg:y1="0.425cm" svg:x2="5.175cm" svg:y2="0.425cm" draw:start-shape="id3" draw:start-glue-point="1" draw:end-shape="id4" draw:end-glue-point="3" svg:d="M4800 425h375" svg:viewBox="0 0 376 1">
          <text:p/>
        </draw:connector>
        <draw:connector draw:style-name="gr9" draw:text-style-name="P1" draw:layer="layout" draw:type="line" svg:x1="6.675cm" svg:y1="0.425cm" svg:x2="7.05cm" svg:y2="0.425cm" draw:start-shape="id4" draw:start-glue-point="1" draw:end-shape="id5" draw:end-glue-point="3" svg:d="M6675 425h375" svg:viewBox="0 0 376 1">
          <text:p/>
        </draw:connector>
        <draw:custom-shape draw:style-name="gr10" draw:text-style-name="P1" xml:id="id13" draw:id="id13" draw:layer="layout" svg:width="1.5cm" svg:height="0.75cm" svg:x="3.3cm" svg:y="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0.75cm" svg:height="0.5cm" svg:x="0.175cm" svg:y="2.425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0.925cm" svg:y1="1.55cm" svg:x2="1.425cm" svg:y2="1.55cm" draw:start-shape="id6" draw:start-glue-point="1" draw:end-shape="id7" draw:end-glue-point="3" svg:d="M925 1550h500" svg:viewBox="0 0 501 1">
          <text:p/>
        </draw:connector>
        <draw:connector draw:style-name="gr12" draw:text-style-name="P1" draw:layer="layout" draw:type="line" svg:x1="2.925cm" svg:y1="1.55cm" svg:x2="3.3cm" svg:y2="1.55cm" draw:start-shape="id7" draw:start-glue-point="1" draw:end-shape="id8" svg:d="M2925 1550h375" svg:viewBox="0 0 376 1">
          <text:p/>
        </draw:connector>
        <draw:connector draw:style-name="gr12" draw:text-style-name="P1" draw:layer="layout" draw:type="line" svg:x1="4.8cm" svg:y1="1.55cm" svg:x2="5.175cm" svg:y2="1.55cm" draw:start-shape="id8" draw:start-glue-point="1" draw:end-shape="id9" svg:d="M4800 1550h375" svg:viewBox="0 0 376 1">
          <text:p/>
        </draw:connector>
        <draw:connector draw:style-name="gr12" draw:text-style-name="P1" draw:layer="layout" draw:type="line" svg:x1="6.675cm" svg:y1="1.55cm" svg:x2="7.05cm" svg:y2="1.55cm" draw:start-shape="id9" draw:start-glue-point="1" draw:end-shape="id10" svg:d="M6675 1550h375" svg:viewBox="0 0 376 1">
          <text:p/>
        </draw:connector>
        <draw:connector draw:style-name="gr13" draw:text-style-name="P1" xml:id="id16" draw:id="id16" draw:layer="layout" draw:type="line" svg:x1="7.8cm" svg:y1="1.925cm" svg:x2="7.8cm" svg:y2="1.925cm" draw:start-shape="id10" draw:end-shape="id10" draw:end-glue-point="2" svg:d="M7800 1925z" svg:viewBox="0 0 1 1">
          <text:p/>
        </draw:connector>
        <draw:connector draw:style-name="gr11" draw:text-style-name="P1" draw:layer="layout" draw:type="line" svg:x1="0.925cm" svg:y1="2.675cm" svg:x2="1.425cm" svg:y2="2.675cm" draw:start-shape="id11" draw:start-glue-point="1" draw:end-shape="id12" draw:end-glue-point="3" svg:d="M925 2675h500" svg:viewBox="0 0 501 1">
          <text:p/>
        </draw:connector>
        <draw:connector draw:style-name="gr11" draw:text-style-name="P1" draw:layer="layout" draw:type="line" svg:x1="2.925cm" svg:y1="2.675cm" svg:x2="3.3cm" svg:y2="2.675cm" draw:start-shape="id12" draw:start-glue-point="1" draw:end-shape="id13" svg:d="M2925 2675h375" svg:viewBox="0 0 376 1">
          <text:p/>
        </draw:connector>
        <draw:connector draw:style-name="gr11" draw:text-style-name="P1" draw:layer="layout" draw:type="line" svg:x1="4.8cm" svg:y1="2.675cm" svg:x2="5.175cm" svg:y2="2.675cm" draw:start-shape="id13" draw:start-glue-point="1" draw:end-shape="id14" draw:end-glue-point="3" svg:d="M4800 2675h375" svg:viewBox="0 0 376 1">
          <text:p/>
        </draw:connector>
        <draw:connector draw:style-name="gr11" draw:text-style-name="P1" draw:layer="layout" draw:type="line" svg:x1="6.675cm" svg:y1="2.675cm" svg:x2="7.044cm" svg:y2="2.675cm" draw:start-shape="id14" draw:start-glue-point="1" draw:end-shape="id15" draw:end-glue-point="3" svg:d="M6675 2675h369" svg:viewBox="0 0 370 1">
          <text:p/>
        </draw:connector>
        <draw:custom-shape draw:style-name="gr14" draw:text-style-name="P1" xml:id="id12" draw:id="id12" draw:layer="layout" svg:width="1.5cm" svg:height="0.75cm" svg:x="1.425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488cm" svg:y1="2.49cm" svg:x2="3.739cm" svg:y2="2.561cm">
          <text:p/>
        </draw:line>
        <draw:line draw:style-name="gr8" draw:text-style-name="P1" draw:layer="layout" svg:x1="3.991cm" svg:y1="2.614cm" svg:x2="3.744cm" svg:y2="2.565cm">
          <text:p/>
        </draw:line>
        <draw:line draw:style-name="gr8" draw:text-style-name="P1" draw:layer="layout" svg:x1="4.27cm" svg:y1="2.402cm" svg:x2="3.986cm" svg:y2="2.609cm">
          <text:p/>
        </draw:line>
        <draw:line draw:style-name="gr8" draw:text-style-name="P1" draw:layer="layout" svg:x1="4.277cm" svg:y1="2.715cm" svg:x2="3.986cm" svg:y2="2.614cm">
          <text:p/>
        </draw:line>
        <draw:line draw:style-name="gr8" draw:text-style-name="P1" draw:layer="layout" svg:x1="4.485cm" svg:y1="2.865cm" svg:x2="4.277cm" svg:y2="2.715cm">
          <text:p/>
        </draw:line>
        <draw:line draw:style-name="gr8" draw:text-style-name="P1" draw:layer="layout" svg:x1="3.898cm" svg:y1="2.817cm" svg:x2="3.986cm" svg:y2="2.614cm">
          <text:p/>
        </draw:line>
        <draw:line draw:style-name="gr8" draw:text-style-name="P1" draw:layer="layout" svg:x1="3.726cm" svg:y1="2.956cm" svg:x2="3.898cm" svg:y2="2.812cm">
          <text:p/>
        </draw:line>
        <draw:line draw:style-name="gr8" draw:text-style-name="P1" draw:layer="layout" svg:x1="1.612cm" svg:y1="2.486cm" svg:x2="2.115cm" svg:y2="2.609cm">
          <text:p/>
        </draw:line>
        <draw:line draw:style-name="gr8" draw:text-style-name="P1" draw:layer="layout" svg:x1="1.912cm" svg:y1="2.931cm" svg:x2="2.115cm" svg:y2="2.614cm">
          <text:p/>
        </draw:line>
        <draw:line draw:style-name="gr8" draw:text-style-name="P1" draw:layer="layout" svg:x1="2.379cm" svg:y1="2.394cm" svg:x2="2.115cm" svg:y2="2.609cm">
          <text:p/>
        </draw:line>
        <draw:line draw:style-name="gr8" draw:text-style-name="P1" draw:layer="layout" svg:x1="2.608cm" svg:y1="2.865cm" svg:x2="2.115cm" svg:y2="2.609cm">
          <text:p/>
        </draw:line>
        <draw:custom-shape draw:style-name="gr15" draw:text-style-name="P1" draw:layer="layout" svg:width="0.125cm" svg:height="0.125cm" svg:x="1.5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2.317cm" svg:y="2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2.5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25cm" svg:height="0.125cm" svg:x="1.851cm" svg:y="2.872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2.05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42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4.207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4.42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675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25cm" svg:height="0.125cm" svg:x="3.672cm" svg:y="2.884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4.216cm" svg:y="2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925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841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" draw:id="id2" draw:layer="layout" svg:width="1.5cm" svg:height="0.75cm" svg:x="1.425cm" svg:y="0.05cm">
          <text:p text:style-name="P2"><text:span text:style-name="T1">Feasibility</text:span></text:p>
          <text:p text:style-name="P2"><text:span text:style-name="T1">Stu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3" draw:id="id3" draw:layer="layout" svg:width="1.5cm" svg:height="0.75cm" svg:x="3.3cm" svg:y="0.05cm">
          <text:p text:style-name="P2"><text:span text:style-name="T1">System</text:span></text:p>
          <text:p text:style-name="P2"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4" draw:id="id4" draw:layer="layout" svg:width="1.5cm" svg:height="0.75cm" svg:x="5.175cm" svg:y="0.05cm">
          <text:p text:style-name="P2"><text:span text:style-name="T1">System</text:span></text:p>
          <text:p text:style-name="P2"><text:span text:style-name="T1">Imp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5" draw:id="id5" draw:layer="layout" svg:width="1.5cm" svg:height="0.75cm" svg:x="7.05cm" svg:y="0.05cm">
          <text:p text:style-name="P2"><text:span text:style-name="T1">System</text:span></text:p>
          <text:p text:style-name="P2"><text:span text:style-name="T1">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4" draw:id="id14" draw:layer="layout" svg:width="1.5cm" svg:height="0.75cm" svg:x="5.175cm" svg:y="2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15" draw:id="id15" draw:layer="layout" svg:width="1.5cm" svg:height="0.75cm" svg:x="7.044cm" svg:y="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" draw:id="id1" draw:layer="layout" svg:width="1cm" svg:height="0.75cm" svg:x="0.05cm" svg:y="0.05cm">
          <text:p text:style-name="P2"><text:span text:style-name="T1">Vision</text:span></text:p>
          <text:p text:style-name="P2"><text:span text:style-name="T1">Stm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3" draw:layer="layout" draw:type="line" svg:x1="2.175cm" svg:y1="1.925cm" svg:x2="2.175cm" svg:y2="2.3cm" draw:start-shape="id7" draw:start-glue-point="2" draw:end-shape="id12" svg:d="M2175 1925v375" svg:viewBox="0 0 1 376">
          <text:p text:style-name="P1"/>
        </draw:connector>
        <draw:connector draw:style-name="gr19" draw:text-style-name="P3" draw:layer="layout" draw:type="line" svg:x1="4.05cm" svg:y1="1.925cm" svg:x2="4.05cm" svg:y2="2.3cm" draw:start-shape="id8" draw:start-glue-point="2" draw:end-shape="id13" draw:end-glue-point="0" svg:d="M4050 1925v375" svg:viewBox="0 0 1 376">
          <text:p text:style-name="P1"/>
        </draw:connector>
        <draw:connector draw:style-name="gr19" draw:text-style-name="P3" draw:layer="layout" draw:type="line" svg:x1="5.925cm" svg:y1="1.925cm" svg:x2="5.925cm" svg:y2="2.3cm" draw:start-shape="id9" draw:start-glue-point="2" draw:end-shape="id14" draw:end-glue-point="0" svg:d="M5925 1925v375" svg:viewBox="0 0 1 376">
          <text:p text:style-name="P1"/>
        </draw:connector>
        <draw:connector draw:style-name="gr19" draw:text-style-name="P3" draw:layer="layout" draw:type="line" svg:x1="7.8cm" svg:y1="1.925cm" svg:x2="7.794cm" svg:y2="2.3cm" draw:start-shape="id16" draw:start-glue-point="0" draw:end-shape="id15" draw:end-glue-point="0" svg:d="M7800 1925l-6 375" svg:viewBox="0 0 7 376">
          <text:p text:style-name="P1"/>
        </draw:connector>
        <draw:connector draw:style-name="gr19" draw:text-style-name="P3" draw:layer="layout" draw:type="line" svg:x1="0.55cm" svg:y1="0.8cm" svg:x2="0.55cm" svg:y2="1.175cm" draw:start-shape="id1" draw:start-glue-point="2" draw:end-shape="id17" draw:end-glue-point="0" svg:d="M550 800v375" svg:viewBox="0 0 1 376">
          <text:p text:style-name="P1"/>
        </draw:connector>
        <draw:connector draw:style-name="gr19" draw:text-style-name="P3" draw:layer="layout" draw:type="line" svg:x1="2.175cm" svg:y1="0.8cm" svg:x2="2.175cm" svg:y2="1.175cm" draw:start-shape="id2" draw:start-glue-point="2" draw:end-shape="id7" draw:end-glue-point="0" svg:d="M2175 800v375" svg:viewBox="0 0 1 376">
          <text:p text:style-name="P1"/>
        </draw:connector>
        <draw:connector draw:style-name="gr19" draw:text-style-name="P3" draw:layer="layout" draw:type="line" svg:x1="4.05cm" svg:y1="0.8cm" svg:x2="4.05cm" svg:y2="1.175cm" draw:start-shape="id3" draw:start-glue-point="2" draw:end-shape="id8" svg:d="M4050 800v375" svg:viewBox="0 0 1 376">
          <text:p text:style-name="P1"/>
        </draw:connector>
        <draw:connector draw:style-name="gr19" draw:text-style-name="P3" draw:layer="layout" draw:type="line" svg:x1="5.925cm" svg:y1="0.8cm" svg:x2="5.925cm" svg:y2="1.175cm" draw:start-shape="id4" draw:start-glue-point="2" draw:end-shape="id9" draw:end-glue-point="0" svg:d="M5925 800v375" svg:viewBox="0 0 1 376">
          <text:p text:style-name="P1"/>
        </draw:connector>
        <draw:connector draw:style-name="gr19" draw:text-style-name="P3" draw:layer="layout" draw:type="line" svg:x1="7.8cm" svg:y1="0.8cm" svg:x2="7.8cm" svg:y2="1.175cm" draw:start-shape="id5" draw:start-glue-point="2" draw:end-shape="id10" draw:end-glue-point="0" svg:d="M7800 800v375" svg:viewBox="0 0 1 376">
          <text:p text:style-name="P1"/>
        </draw:connector>
        <draw:line draw:style-name="gr8" draw:text-style-name="P1" draw:layer="layout" svg:x1="0.3cm" svg:y1="2.55cm" svg:x2="0.801cm" svg:y2="2.55cm">
          <text:p/>
        </draw:line>
        <draw:line draw:style-name="gr8" draw:text-style-name="P1" draw:layer="layout" svg:x1="0.3cm" svg:y1="2.675cm" svg:x2="0.801cm" svg:y2="2.675cm">
          <text:p/>
        </draw:line>
        <draw:line draw:style-name="gr8" draw:text-style-name="P1" draw:layer="layout" svg:x1="0.3cm" svg:y1="2.8cm" svg:x2="0.801cm" svg:y2="2.8cm">
          <text:p/>
        </draw:line>
        <draw:line draw:style-name="gr8" draw:text-style-name="P1" draw:layer="layout" svg:x1="0.3cm" svg:y1="1.925cm" svg:x2="0.801cm" svg:y2="1.925cm">
          <text:p/>
        </draw:line>
        <draw:line draw:style-name="gr8" draw:text-style-name="P1" draw:layer="layout" svg:x1="0.3cm" svg:y1="2.05cm" svg:x2="0.801cm" svg:y2="2.05cm">
          <text:p/>
        </draw:line>
        <draw:line draw:style-name="gr8" draw:text-style-name="P1" draw:layer="layout" svg:x1="0.3cm" svg:y1="2.175cm" svg:x2="0.801cm" svg:y2="2.175cm">
          <text:p/>
        </draw:line>
        <draw:line draw:style-name="gr8" draw:text-style-name="P1" draw:layer="layout" svg:x1="0.3cm" svg:y1="2.3cm" svg:x2="0.801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gradient draw:name="Gray" draw:style="linear" draw:start-color="#c0c0c0" draw:end-color="#808080" draw:start-intensity="100%" draw:end-intensity="100%" draw:angle="0" draw:border="0%"/>
    <draw:gradient draw:name="Green" draw:style="linear" draw:start-color="#aecf00" draw:end-color="#579d1c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15cm" fo:padding-right="0.1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8.6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4-16T12:16:38.686000000</meta:creation-date>
    <dc:date>2014-04-16T14:45:21.218000000</dc:date>
    <dc:creator>Georg Hackenberg</dc:creator>
    <meta:editing-duration>PT2H3M23S</meta:editing-duration>
    <meta:editing-cycles>28</meta:editing-cycles>
    <meta:generator>LibreOffice/4.2.1.1$Windows_x86 LibreOffice_project/d7dbbd7842e6a58b0f521599204e827654e1fb8b</meta:generator>
    <meta:document-statistic meta:object-count="74"/>
  </office:meta>
</office:document-meta>
</file>